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1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E ARISES (16:1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E ARISES (16:1-1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resurrection announcement (16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resurrection announcement (16:1-8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grief (16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glory (16:4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HE ARISES (16:1-1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resurrection announcement (16:1-8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resurrection appearances (16:9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surrection appearances (16:9-18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First appearance, to Mary Magdalene (16:9-11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Second appearance, to two believers (16:12-13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ird appearance, to the disciples as they are eating (16:14-1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ird appearance, to the disciples as they are eating (16:14-18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command (16:14-1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firmation (16:16-18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resurrection appearances (16:9-18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First appearance, to Mary Magdalene (16:9-1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Second appearance, to two believers (16:12-13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ird appearance, to the disciples as they are eating (16:14-18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HE ARISES (16:1-18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resurrection announcement (16:1-8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surrection appearances (16:9-18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16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HE ARISES (16:1-1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HE ASCENDS (16:19-20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6</dc:title>
    <meta:initial-creator>David STRICKLAND</meta:initial-creator>
    <dc:creator>David STRICKLAND</dc:creator>
    <meta:creation-date>2020-02-22T17:35:39Z</meta:creation-date>
    <dc:date>2020-02-22T17:35:39Z</dc:date>
    <meta:template xlink:href="BibleStudy" xlink:type="simple"/>
    <meta:editing-cycles>1</meta:editing-cycles>
    <meta:editing-duration>PT0S</meta:editing-duration>
    <meta:document-statistic meta:paragraph-count="27" meta:word-count="196"/>
  </office:meta>
</office:document-meta>
</file>